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D544C1EA062E30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8cm" svg:height="17.145cm" svg:x="0cm" svg:y="0cm">
          <draw:image xlink:href="Pictures/100000000000078000000438D544C1EA062E30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>
            <draw:text-box>
              <text:p text:style-name="P2">In this show I will explore the Abstract Factory design pattern using Java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31T10:15:23.074818747</meta:creation-date>
    <meta:generator>LibreOffice/7.3.7.2$Linux_X86_64 LibreOffice_project/30$Build-2</meta:generator>
    <dc:date>2024-06-29T15:26:36.430015926</dc:date>
    <meta:editing-duration>PT1H9M55S</meta:editing-duration>
    <meta:editing-cycles>4</meta:editing-cycles>
    <meta:document-statistic meta:object-count="24"/>
  </office:meta>
</office:document-meta>
</file>